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423cm" fo:margin-bottom="0cm" fo:line-height="150%"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top="0.423cm" fo:margin-bottom="0cm" fo:line-height="150%"/>
      <style:text-properties fo:font-size="14pt" style:font-size-asian="14pt" style:font-size-complex="14pt"/>
    </style:style>
    <style:style style:name="P3" style:family="paragraph" style:parent-style-name="Standard" style:list-style-name="WW8Num1">
      <style:paragraph-properties fo:margin-top="0.423cm" fo:margin-bottom="0cm" fo:line-height="15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/>
    </style:style>
    <style:style style:name="T4" style:family="text" style:parent-style-name="Internet_20_link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p text:style-name="P2"/>
      <text:list text:style-name="WW8Num1">
        <text:list-item>
          <text:p text:style-name="P3"><text:span text:style-name="T1">Utilizzando la ricerca avanzata di Google </text:span><text:span text:style-name="T2">visualizzare</text:span><text:span text:style-name="T1"> siti in </text:span><text:span text:style-name="T3">italiano</text:span><text:span text:style-name="T1"> che trattano dei </text:span><text:span text:style-name="T3">virus</text:span><text:span text:style-name="T1">, ma non di quelli </text:span><text:span text:style-name="T3">informatici</text:span><text:span text:style-name="T1">.</text:span></text:p>
        </text:list-item>
        <text:list-item>
          <text:p text:style-name="P3"><text:span text:style-name="T2">Visualizzare</text:span><text:span text:style-name="T1"> la pagina: </text:span><text:a xlink:type="simple" xlink:href="http://www.ministerosalute.it/"><text:span text:style-name="T4">http://www.ministerosalute.it</text:span></text:a><text:span text:style-name="T1">.</text:span></text:p>
        </text:list-item>
        <text:list-item>
          <text:p text:style-name="P3"><text:span text:style-name="T2">Salvare</text:span><text:span text:style-name="T1"> sul Desktop il logo in alto a sinistra con il nome </text:span><text:span text:style-name="T5">salute</text:span><text:span text:style-name="T1">.</text:span></text:p>
        </text:list-item>
        <text:list-item>
          <text:p text:style-name="P3"><text:span text:style-name="T2">Aggiungere</text:span><text:span text:style-name="T1"> l’indirizzo ai </text:span><text:span text:style-name="T6">Preferiti.</text:span></text:p>
        </text:list-item>
        <text:list-item>
          <text:p text:style-name="P3"><text:span text:style-name="T2">Visualizzare</text:span><text:span text:style-name="T1"> la pagina </text:span><text:a xlink:type="simple" xlink:href="http://www.finanze.it/"><text:span text:style-name="T4">http://www.finanze.it</text:span></text:a><text:span text:style-name="T1">.</text:span></text:p>
        </text:list-item>
        <text:list-item>
          <text:p text:style-name="P3"><text:span text:style-name="T2">Aggiungere</text:span><text:span text:style-name="T1"> l’indirizzo ai </text:span><text:span text:style-name="T6">Preferiti.</text:span></text:p>
        </text:list-item>
        <text:list-item>
          <text:p text:style-name="P3"><text:span text:style-name="T2">Visualizzare</text:span><text:span text:style-name="T1"> la pagina </text:span><text:a xlink:type="simple" xlink:href="http://www.tesoro.it/"><text:span text:style-name="T4">http://www.tesoro.it</text:span></text:a><text:span text:style-name="T1">.</text:span></text:p>
        </text:list-item>
        <text:list-item>
          <text:p text:style-name="P3"><text:span text:style-name="T2">Aggiungere</text:span><text:span text:style-name="T1"> l’indirizzo ai </text:span><text:span text:style-name="T6">Preferiti.</text:span></text:p>
        </text:list-item>
        <text:list-item>
          <text:p text:style-name="P3"><text:span text:style-name="T2">Organizzare</text:span><text:span text:style-name="T1"> queste tra pagine in una cartella nei </text:span><text:span text:style-name="T5">Preferiti</text:span><text:span text:style-name="T1"> chiamata </text:span><text:span text:style-name="T5">Istituzioni</text:span><text:span text:style-name="T1">.</text:span></text:p>
        </text:list-item>
        <text:list-item>
          <text:p text:style-name="P3"><text:span text:style-name="T2">Eliminare</text:span><text:span text:style-name="T1"> il collegamento alla pagina del ministero delle finanze.</text:span></text:p>
        </text:list-item>
        <text:list-item>
          <text:p text:style-name="P3"><text:span text:style-name="T2">Impostare</text:span><text:span text:style-name="T1"> il sito </text:span><text:a xlink:type="simple" xlink:href="http://www.comune.bolzano.it/"><text:span text:style-name="T4">http://www.comune.bolzano.it</text:span></text:a><text:span text:style-name="T1"> come pagina iniziale.</text:span></text:p>
        </text:list-item>
        <text:list-item>
          <text:p text:style-name="P3"><text:span text:style-name="T2">Visualizzare</text:span><text:span text:style-name="T1"> la cronologia e </text:span><text:span text:style-name="T2">connettersi</text:span><text:span text:style-name="T1"> con uno dei siti visualizzati all’inizio dell’esercizi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caresia.marco</meta:initial-creator>
    <meta:creation-date>2006-07-17T14:53:00</meta:creation-date>
    <dc:creator>Marco</dc:creator>
    <dc:date>2006-07-17T14:53:00</dc:date>
    <meta:print-date>2005-12-02T15:34:00</meta:print-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00" meta:character-count="764"/>
  </office:meta>
</office:document-meta>
</file>